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min-height="1.299cm" fo:min-width="2.319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min-height="0.474cm" fo:min-width="1.113cm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min-height="1.045cm" fo:min-width="2.319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21.59cm" fo:text-align="center" fo:text-indent="-0.157cm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1.651cm" svg:x="8.239cm" svg:y="0.87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29cm" svg:height="1.651cm" draw:transform="skewX (0.00418879020478639) translate (7.992cm 3.413cm)">
          <text:p text:style-name="P1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9.636cm" svg:y1="2.397cm" svg:x2="9.636cm" svg:y2="3.54cm">
          <text:p/>
        </draw:line>
        <draw:connector draw:style-name="gr4" draw:text-style-name="P1" draw:layer="layout" svg:x1="11.421cm" svg:y1="4.238cm" svg:x2="11.421cm" svg:y2="4.238cm" draw:start-shape="id1" draw:end-shape="id1" svg:d="M11421 4238z" svg:viewBox="0 0 1 1">
          <text:p/>
        </draw:connector>
        <draw:connector draw:style-name="gr4" draw:text-style-name="P1" draw:layer="layout" svg:x1="11.549cm" svg:y1="6.358cm" svg:x2="11.549cm" svg:y2="6.358cm" svg:d="M11549 6358z" svg:viewBox="0 0 1 1">
          <text:p/>
        </draw:connector>
        <draw:connector draw:style-name="gr4" draw:text-style-name="P1" draw:layer="layout" svg:x1="11.549cm" svg:y1="6.358cm" svg:x2="11.549cm" svg:y2="6.358cm" svg:d="M11549 6358z" svg:viewBox="0 0 1 1">
          <text:p/>
        </draw:connector>
        <draw:custom-shape draw:style-name="gr2" draw:text-style-name="P3" xml:id="id6" draw:id="id6" draw:layer="layout" svg:width="3.429cm" svg:height="1.651cm" draw:transform="skewX (0.00418879020478639) translate (11.167cm 5.826cm)">
          <text:p text:style-name="P1"><text:span text:style-name="T1">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" draw:id="id5" draw:layer="layout" svg:width="3.429cm" svg:height="1.651cm" draw:transform="skewX (0.00418879020478639) translate (5.064cm 5.953cm)">
          <text:p text:style-name="P1"><text:span text:style-name="T1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11" draw:id="id11" draw:layer="layout" svg:width="2.921cm" svg:height="1.651cm" svg:x="8.112cm" svg:y="8.87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3.429cm" svg:height="1.651cm" draw:transform="skewX (0.00418879020478639) translate (7.858cm 11.795cm)">
          <text:p text:style-name="P1"><text:span text:style-name="T1">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7" draw:id="id7" draw:layer="layout" svg:width="3.429cm" svg:height="1.651cm" draw:transform="skewX (0.00418879020478639) translate (7.858cm 14.208cm)">
          <text:p text:style-name="P1"><text:span text:style-name="T1">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2.921cm" svg:height="1.651cm" svg:x="7.985cm" svg:y="17.00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921cm" svg:height="1.651cm" svg:x="7.985cm" svg:y="20.17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429cm" svg:height="1.651cm" draw:transform="skewX (0.00418879020478639) translate (7.738cm 22.717cm)">
          <text:p text:style-name="P1"><text:span text:style-name="T1">1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2" draw:id="id2" draw:layer="layout" svg:width="2.921cm" svg:height="1.651cm" svg:x="13.446cm" svg:y="22.71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921cm" svg:height="1.397cm" svg:x="7.858cm" svg:y="25.00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636cm" svg:y1="5.064cm" svg:x2="6.715cm" svg:y2="5.953cm">
          <text:p/>
        </draw:line>
        <draw:line draw:style-name="gr3" draw:text-style-name="P4" draw:layer="layout" svg:x1="9.509cm" svg:y1="10.525cm" svg:x2="9.509cm" svg:y2="12.049cm">
          <text:p/>
        </draw:line>
        <draw:line draw:style-name="gr3" draw:text-style-name="P4" draw:layer="layout" svg:x1="9.509cm" svg:y1="13.446cm" svg:x2="9.509cm" svg:y2="14.335cm">
          <text:p/>
        </draw:line>
        <draw:line draw:style-name="gr3" draw:text-style-name="P4" draw:layer="layout" svg:x1="9.509cm" svg:y1="15.859cm" svg:x2="9.509cm" svg:y2="17.129cm">
          <text:p/>
        </draw:line>
        <draw:line draw:style-name="gr3" draw:text-style-name="P4" xml:id="id8" draw:id="id8" draw:layer="layout" svg:x1="9.509cm" svg:y1="18.907cm" svg:x2="9.509cm" svg:y2="20.304cm">
          <text:p/>
        </draw:line>
        <draw:line draw:style-name="gr3" draw:text-style-name="P4" xml:id="id3" draw:id="id3" draw:layer="layout" svg:x1="9.382cm" svg:y1="24.368cm" svg:x2="9.382cm" svg:y2="25.003cm">
          <text:p/>
        </draw:line>
        <draw:line draw:style-name="gr6" draw:text-style-name="P4" draw:layer="layout" svg:x1="11.033cm" svg:y1="23.606cm" svg:x2="13.446cm" svg:y2="23.606cm">
          <text:p/>
        </draw:line>
        <draw:connector draw:style-name="gr3" draw:text-style-name="P4" draw:layer="layout" svg:x1="14.906cm" svg:y1="24.368cm" svg:x2="9.382cm" svg:y2="24.368cm" draw:start-shape="id2" draw:start-glue-point="2" draw:end-shape="id3" draw:end-glue-point="0" svg:d="M14906 24368v550h-3443v-550h-2081" svg:viewBox="0 0 5525 551">
          <text:p/>
        </draw:connector>
        <draw:line draw:style-name="gr6" draw:text-style-name="P4" draw:layer="layout" svg:x1="7.985cm" svg:y1="21.066cm" svg:x2="5.699cm" svg:y2="21.066cm">
          <text:p/>
        </draw:line>
        <draw:line draw:style-name="gr6" draw:text-style-name="P4" draw:layer="layout" svg:x1="5.699cm" svg:y1="21.193cm" svg:x2="5.699cm" svg:y2="11.414cm">
          <text:p/>
        </draw:line>
        <draw:line draw:style-name="gr3" draw:text-style-name="P4" draw:layer="layout" svg:x1="5.699cm" svg:y1="11.414cm" svg:x2="9.509cm" svg:y2="11.16cm">
          <text:p/>
        </draw:line>
        <draw:custom-shape draw:style-name="gr1" draw:text-style-name="P3" xml:id="id4" draw:id="id4" draw:layer="layout" svg:width="2.921cm" svg:height="1.651cm" svg:x="2.651cm" svg:y="25.8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988cm" svg:y1="4.239cm" svg:x2="4.111cm" svg:y2="25.892cm" draw:start-shape="id1" draw:start-glue-point="5" draw:end-shape="id4" draw:end-glue-point="0" svg:d="M7988 4239h-3877v21653" svg:viewBox="0 0 3878 21654">
          <text:p/>
        </draw:connector>
        <draw:connector draw:style-name="gr3" draw:text-style-name="P4" draw:layer="layout" svg:x1="5.06cm" svg:y1="6.779cm" svg:x2="4.111cm" svg:y2="25.892cm" draw:start-shape="id5" draw:start-glue-point="5" draw:end-shape="id4" draw:end-glue-point="0" svg:d="M5060 6779h-949v19113" svg:viewBox="0 0 950 19114">
          <text:p/>
        </draw:connector>
        <draw:connector draw:style-name="gr3" draw:text-style-name="P4" draw:layer="layout" draw:line-skew="3.897cm" svg:x1="14.593cm" svg:y1="6.652cm" svg:x2="5.572cm" svg:y2="26.717cm" draw:start-shape="id6" draw:start-glue-point="7" draw:end-shape="id4" svg:d="M14593 6652h4448v20065h-13469" svg:viewBox="0 0 13470 20066">
          <text:p/>
        </draw:connector>
        <draw:connector draw:style-name="gr3" draw:text-style-name="P4" draw:layer="layout" svg:x1="11.284cm" svg:y1="15.034cm" svg:x2="9.509cm" svg:y2="19.605cm" draw:start-shape="id7" draw:start-glue-point="7" draw:end-shape="id8" draw:end-glue-point="1" svg:d="M11284 15034h551v4571h-2326" svg:viewBox="0 0 2327 4572">
          <text:p/>
        </draw:connector>
        <draw:connector draw:style-name="gr3" draw:text-style-name="P4" draw:layer="layout" draw:line-skew="3.008cm 4.001cm" svg:x1="11.284cm" svg:y1="12.621cm" svg:x2="9.452cm" svg:y2="22.717cm" draw:start-shape="id9" draw:start-glue-point="7" draw:end-shape="id10" draw:end-glue-point="4" svg:d="M11284 12621h3559v9461h-5391v635" svg:viewBox="0 0 5392 10097">
          <text:p/>
        </draw:connector>
        <draw:line draw:style-name="gr3" draw:text-style-name="P4" draw:layer="layout" svg:x1="8.239cm" svg:y1="6.715cm" svg:x2="11.414cm" svg:y2="6.715cm">
          <text:p/>
        </draw:line>
        <draw:connector draw:style-name="gr3" draw:text-style-name="P4" draw:layer="layout" svg:x1="12.875cm" svg:y1="7.477cm" svg:x2="9.572cm" svg:y2="8.874cm" draw:start-shape="id6" draw:start-glue-point="6" draw:end-shape="id11" svg:d="M12875 7477v698h-3303v699" svg:viewBox="0 0 3304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7cm" fo:margin-bottom="0cm" fo:margin-left="0.106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22:43:55.610000000</meta:creation-date>
    <dc:date>2016-01-09T23:56:46.947000000</dc:date>
    <meta:editing-duration>PT2M37S</meta:editing-duration>
    <meta:editing-cycles>1</meta:editing-cycles>
    <meta:document-statistic meta:object-count="35"/>
    <meta:generator>LibreOffice/5.0.3.2$Windows_x86 LibreOffice_project/e5f16313668ac592c1bfb310f4390624e3dbfb75</meta:generator>
  </office:meta>
</office:document-meta>
</file>